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2000000A2DBFC78405D98683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pr1" style:family="presentation" style:parent-style-name="Pencil-title">
      <style:graphic-properties draw:auto-grow-height="true" fo:min-height="2.838cm"/>
      <style:paragraph-properties style:writing-mode="lr-tb"/>
    </style:style>
    <style:style style:name="pr2" style:family="presentation" style:parent-style-name="Pencil-subtitle">
      <style:graphic-properties draw:fill-color="#ffffff" draw:auto-grow-height="true" fo:min-height="6.5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6.25cm"/>
      <style:paragraph-properties style:writing-mode="lr-tb"/>
    </style:style>
    <style:style style:name="pr6" style:family="presentation" style:parent-style-name="DNA-notes">
      <style:graphic-properties draw:fill-color="#ffffff" draw:auto-grow-height="true" fo:min-height="13.17cm"/>
      <style:paragraph-properties style:writing-mode="lr-tb"/>
    </style:style>
    <style:style style:name="pr7" style:family="presentation" style:parent-style-name="DNA-title">
      <style:graphic-properties fo:min-height="2.6cm"/>
      <style:paragraph-properties style:writing-mode="lr-tb"/>
    </style:style>
    <style:style style:name="pr8" style:family="presentation" style:parent-style-name="DNA-outline1">
      <style:graphic-properties fo:min-height="8.884cm" fo:padding-top="0.8cm"/>
      <style:paragraph-properties style:writing-mode="lr-tb"/>
    </style:style>
    <style:style style:name="pr9" style:family="presentation" style:parent-style-name="DNA-notes">
      <style:graphic-properties draw:fill-color="#ffffff" fo:min-height="13.17cm"/>
      <style:paragraph-properties style:writing-mode="lr-tb"/>
    </style:style>
    <style:style style:name="pr10" style:family="presentation" style:parent-style-name="DNA-outline1">
      <style:graphic-properties fo:min-height="8.884cm"/>
      <style:paragraph-properties style:writing-mode="lr-tb"/>
    </style:style>
    <style:style style:name="pr11" style:family="presentation" style:parent-style-name="DNA-title">
      <style:graphic-properties fo:min-height="3.751cm"/>
      <style:paragraph-properties style:writing-mode="lr-tb"/>
    </style:style>
    <style:style style:name="pr12" style:family="presentation" style:parent-style-name="DNA-title">
      <style:graphic-properties fo:min-height="5.62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1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text-style-name="P1" draw:layer="layout" svg:width="24cm" svg:height="2.838cm" svg:x="2cm" svg:y="2.362cm" presentation:class="title" presentation:user-transformed="true">
          <draw:text-box>
            <text:p>Day Zero</text:p>
          </draw:text-box>
        </draw:frame>
        <draw:frame presentation:style-name="pr2" draw:text-style-name="P2" draw:layer="layout" svg:width="25cm" svg:height="6.5cm" svg:x="1.5cm" svg:y="8.9cm" presentation:class="subtitle" presentation:user-transformed="true">
          <draw:text-box>
            <text:p/>
            <text:p>Quantum Computation Community</text:p>
            <text:p><text:s/></text:p>
            <text:p/>
            <text:p/>
          </draw:text-box>
        </draw:frame>
        <draw:frame draw:style-name="gr1" draw:text-style-name="P3" draw:layer="layout" svg:width="3.8cm" svg:height="0.878cm" svg:x="24.2cm" svg:y="0.322cm">
          <draw:text-box>
            <text:p>22-Aug-2020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Introduction</text:p>
          </draw:text-box>
        </draw:frame>
        <draw:frame presentation:style-name="pr5" draw:text-style-name="P1" draw:layer="layout" svg:width="22.5cm" svg:height="9.134cm" svg:x="4.5cm" svg:y="4.666cm" presentation:class="outline" presentation:user-transformed="true">
          <draw:text-box>
            <text:list text:style-name="L3">
              <text:list-item>
                <text:p>Rohit Prasad, 16MS</text:p>
                <text:p/>
              </text:list-item>
              <text:list-item>
                <text:p>Let’s hear from you guys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What is this group about??</text:p>
          </draw:text-box>
        </draw:frame>
        <draw:frame presentation:style-name="pr8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Initially, this group was made to share resource, works, projects and help each other out.</text:p>
              </text:list-item>
              <text:list-item>
                <text:p>But now I want to start from scratch.</text:p>
              </text:list-item>
              <text:list-item>
                <text:p>Do you need Quantum knowledge?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1cm" svg:y="0.6cm" presentation:class="title" presentation:user-transformed="true">
          <draw:text-box>
            <text:p>What we want to achieve</text:p>
          </draw:text-box>
        </draw:frame>
        <draw:frame presentation:style-name="pr10" draw:text-style-name="P1" draw:layer="layout" svg:width="22.5cm" svg:height="9.134cm" svg:x="4.5cm" svg:y="4.566cm" presentation:class="outline" presentation:user-transformed="true">
          <draw:text-box>
            <text:list text:style-name="L3">
              <text:list-item>
                <text:p>Firstly, introduce you to Quantum Computation.</text:p>
              </text:list-item>
              <text:list-item>
                <text:p>After that if you form an interest towards the topic, we can work on some Quantum Mech. and go deeper.</text:p>
              </text:list-item>
              <text:list-item>
                <text:p text:style-name="P4">Then you can explore the field on your own and can contribute to Quantum Computation and Quantum Information.</text:p>
              </text:list-item>
              <text:list-item>
                <text:p>This may also help you grab some interesting internships in the upcoming summer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Steps we will be following</text:p>
          </draw:text-box>
        </draw:frame>
        <draw:frame presentation:style-name="pr10" draw:text-style-name="P1" draw:layer="layout" svg:width="22.1cm" svg:height="10cm" svg:x="4.5cm" svg:y="3.8cm" presentation:class="outline" presentation:user-transformed="true">
          <draw:text-box>
            <text:list text:style-name="L3">
              <text:list-item>
                <text:p>Why Quantum Computation</text:p>
              </text:list-item>
              <text:list-item>
                <text:p>Why Qiskit</text:p>
              </text:list-item>
              <text:list-item>
                <text:p>Forming Circuits with Qiskit</text:p>
              </text:list-item>
              <text:list-item>
                <text:p>Qubit as a Classical bit</text:p>
              </text:list-item>
              <text:list-item>
                <text:p>Representation of states</text:p>
              </text:list-item>
              <text:list-item>
                <text:p>Gates in QC</text:p>
              </text:list-item>
              <text:list-item>
                <text:p>Playing with Gates</text:p>
              </text:list-item>
              <text:list-item>
                <text:p>Linear algebra and some Quantum Mechanics</text:p>
              </text:list-item>
              <text:list-item>
                <text:p>Representation of a Circuit as a Matrix</text:p>
              </text:list-item>
              <text:list-item>
                <text:p>Complex Algorithms</text:p>
              </text:list-item>
              <text:list-item>
                <text:p>You are on your own this onward.</text:p>
              </text:list-item>
              <text:list-item>
                <text:p>We can still help you by suggesting resources and clearing your doubt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1" draw:text-style-name="P1" draw:layer="layout" svg:width="22.5cm" svg:height="3.751cm" svg:x="4.5cm" svg:y="1.649cm" presentation:class="title" presentation:user-transformed="true">
          <draw:text-box>
            <text:p>Those who already know these stuff</text:p>
          </draw:text-box>
        </draw:frame>
        <draw:frame presentation:style-name="pr10" draw:text-style-name="P1" draw:layer="layout" svg:width="22.5cm" svg:height="9.134cm" svg:x="4.5cm" svg:y="4.666cm" presentation:class="outline" presentation:user-transformed="true">
          <draw:text-box>
            <text:list text:style-name="L3">
              <text:list-header>
                <text:p text:style-name="P5"/>
              </text:list-header>
              <text:list-item>
                <text:p text:style-name="P5">They can start going through Qiskit Textbook </text:p>
              </text:list-item>
              <text:list-item>
                <text:p>They can also refer to a book named </text:p>
                <text:list>
                  <text:list-header>
                    <text:p>Quantum Computation and Quantum Information</text:p>
                    <text:list>
                      <text:list-header>
                        <text:p>by – Michal A. Nielsen and Isaac L. Chuang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Try this for fun!</text:p>
          </draw:text-box>
        </draw:frame>
        <draw:frame presentation:style-name="pr10" draw:text-style-name="P1" draw:layer="layout" svg:width="20.2cm" svg:height="9.134cm" svg:x="4.6cm" svg:y="4.066cm" presentation:class="outline" presentation:user-transformed="true">
          <draw:text-box>
            <text:list text:style-name="L3">
              <text:list-item>
                <text:p><text:span text:style-name="T1">Try making a part of </text:span>Mitra Panigrahi State, Given by </text:p>
              </text:list-item>
              <text:list-item>
                <text:p>|ѱ&gt; = <text:span text:style-name="T2">0.353 |0011&gt; + 0.5 |0101&gt; + 0.353 |0110&gt; </text:span></text:p>
                <text:p><text:span text:style-name="T2"><text:s text:c="8"/></text:span><text:span text:style-name="T2">- 0.353 |1001&gt; - 0.5 |1010&gt; + 0.353 | 1100&gt; </text:span></text:p>
              </text:list-item>
              <text:list-item>
                <text:p><text:span text:style-name="T2">We took 1/sqr(8) = 0.353</text:span></text:p>
              </text:list-item>
              <text:list-item>
                <text:p><text:span text:style-name="T2">No Ancilla Qubit should be used. Only 4 qubits are used in making of M.P. State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text-style-name="P1" draw:layer="layout" svg:width="22.5cm" svg:height="2.6cm" svg:x="4.5cm" svg:y="0.6cm" presentation:class="title">
          <draw:text-box>
            <text:p>Expectations</text:p>
          </draw:text-box>
        </draw:frame>
        <draw:frame presentation:style-name="pr10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Let’s hear from you guys, what do you expect </text:p>
                <text:p>from this group.</text:p>
              </text:list-item>
              <text:list-item>
                <text:p>The Framework we intend to follow can be</text:p>
                <text:p>mended to suit your expectations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2" draw:text-style-name="P1" draw:layer="layout" svg:width="22.5cm" svg:height="5.626cm" svg:x="4cm" svg:y="5.8cm" presentation:class="title" presentation:user-transformed="true">
          <draw:text-box>
            <text:p>Thank You !<text:line-break/><text:line-break/></text:p>
          </draw:text-box>
        </draw:frame>
        <draw:frame draw:style-name="gr3" draw:text-style-name="P3" draw:layer="layout" svg:width="12.4cm" svg:height="1.352cm" svg:x="8.8cm" svg:y="9.048cm">
          <draw:text-box>
            <text:p text:style-name="P6">See You in next session</text:p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4.4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#ffffff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  <style:text-properties fo:font-size="15pt"/>
    </style:style>
    <style:style style:name="Pencil-outline6" style:family="presentation" style:parent-style-name="Pencil-outline5">
      <style:paragraph-properties fo:margin-left="0cm" fo:margin-right="0cm" fo:margin-top="0.075cm" fo:margin-bottom="0cm" fo:text-indent="0cm"/>
      <style:text-properties fo:font-size="15pt"/>
    </style:style>
    <style:style style:name="Pencil-outline7" style:family="presentation" style:parent-style-name="Pencil-outline6">
      <style:paragraph-properties fo:margin-left="0cm" fo:margin-right="0cm" fo:margin-top="0.075cm" fo:margin-bottom="0cm" fo:text-indent="0cm"/>
      <style:text-properties fo:font-size="15pt"/>
    </style:style>
    <style:style style:name="Pencil-outline8" style:family="presentation" style:parent-style-name="Pencil-outline7">
      <style:paragraph-properties fo:margin-left="0cm" fo:margin-right="0cm" fo:margin-top="0.075cm" fo:margin-bottom="0cm" fo:text-indent="0cm"/>
      <style:text-properties fo:font-size="15pt"/>
    </style:style>
    <style:style style:name="Pencil-outline9" style:family="presentation" style:parent-style-name="Pencil-outline8">
      <style:paragraph-properties fo:margin-left="0cm" fo:margin-right="0cm" fo:margin-top="0.075cm" fo:margin-bottom="0cm" fo:text-indent="0cm"/>
      <style:text-properties fo:font-size="15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 draw:shadow-color="#000000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48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4cm"/>
    </style:style>
    <style:style style:name="Mgr4" style:family="graphic" style:parent-style-name="standard">
      <style:graphic-properties draw:stroke="none" draw:fill="none" draw:fill-color="#ffffff" fo:min-height="6.2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gr7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8" style:family="graphic" style:parent-style-name="standard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2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draw:style-name="Mgr3" draw:text-style-name="MP7" draw:layer="backgroundobjects" svg:width="25.199cm" svg:height="7.65cm" svg:x="1.4cm" svg:y="6.6cm">
        <draw:text-box>
          <text:p/>
        </draw:text-box>
      </draw:frame>
      <draw:frame presentation:style-name="Mpr4" draw:text-style-name="MP9" draw:layer="backgroundobjects" svg:width="6.523cm" svg:height="1.085cm" svg:x="1.4cm" svg:y="14.347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7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7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Blueprint_20_Plan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20.354cm" svg:height="10.476cm" svg:x="0.616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cm" svg:height="2.75cm" svg:x="1.5cm" svg:y="4.5cm" presentation:class="title" presentation:placeholder="true">
        <draw:text-box/>
      </draw:frame>
      <draw:frame draw:style-name="Mgr4" draw:text-style-name="MP7" draw:layer="backgroundobjects" svg:width="25cm" svg:height="6.5cm" svg:x="1.5cm" svg:y="8.5cm">
        <draw:text-box>
          <text:p/>
        </draw:text-box>
      </draw:frame>
      <draw:frame draw:style-name="Mgr5" draw:text-style-name="MP14" draw:layer="backgroundobjects" svg:width="25.34cm" svg:height="4cm" svg:x="1cm" svg:y="4cm">
        <draw:image xlink:href="Pictures/1000020100000402000000A2DBFC78405D986839.png" xlink:type="simple" xlink:show="embed" xlink:actuate="onLoad" draw:mime-type="image/png">
          <text:p/>
        </draw:image>
      </draw:frame>
      <draw:frame presentation:style-name="Pencil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encil-title" draw:layer="backgroundobjects" svg:width="15.265cm" svg:height="10.476cm" svg:x="3.161cm" svg:y="2.123cm" presentation:class="page"/>
        <draw:frame presentation:style-name="Pencil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6" draw:text-style-name="MP7" draw:layer="backgroundobjects" svg:width="22.5cm" svg:height="9.134cm" svg:x="4.5cm" svg:y="3.8cm">
        <draw:text-box>
          <text:p/>
        </draw:text-box>
      </draw:frame>
      <draw:frame presentation:style-name="Mpr9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9" draw:text-style-name="MP6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number&gt;</text:page-number></text:span></text:p>
        </draw:text-box>
      </draw:frame>
      <draw:connector draw:style-name="Mgr7" draw:text-style-name="MP15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7" draw:text-style-name="MP15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7" draw:text-style-name="MP15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7" draw:text-style-name="MP15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7" draw:text-style-name="MP15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7" draw:text-style-name="MP15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7" draw:text-style-name="MP15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7" draw:text-style-name="MP15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7" draw:text-style-name="MP15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7" draw:text-style-name="MP15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7" draw:text-style-name="MP15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7" draw:text-style-name="MP15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7" draw:text-style-name="MP15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7" draw:text-style-name="MP15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7" draw:text-style-name="MP15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7" draw:text-style-name="MP15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7" draw:text-style-name="MP15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7" draw:text-style-name="MP15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7" draw:text-style-name="MP15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7" draw:text-style-name="MP15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7" draw:text-style-name="MP15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7" draw:text-style-name="MP15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7" draw:text-style-name="MP15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7" draw:text-style-name="MP15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7" draw:text-style-name="MP15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7" draw:text-style-name="MP15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7" draw:text-style-name="MP15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8" draw:text-style-name="MP15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5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0.3$Windows_X86_64 LibreOffice_project/8061b3e9204bef6b321a21033174034a5e2ea88e</meta:generator>
    <dc:date>2021-01-11T13:44:14.981000000</dc:date>
    <meta:editing-duration>P1DT16H43M6S</meta:editing-duration>
    <meta:editing-cycles>41</meta:editing-cycles>
    <meta:document-statistic meta:object-count="173"/>
  </office:meta>
</office:document-meta>
</file>